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D7000000EAB16C8C3FE51C7ED2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7b59" draw:textarea-horizontal-align="justify" draw:textarea-vertical-align="middle" draw:auto-grow-height="false" fo:min-height="12.25cm" fo:min-width="17.9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3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9.25cm" fo:min-width="1cm"/>
      <style:paragraph-properties style:writing-mode="lr-tb"/>
    </style:style>
    <style:style style:name="gr4" style:family="graphic" style:parent-style-name="standard">
      <style:graphic-properties draw:fill="solid" draw:fill-color="#e8f2a1" draw:textarea-horizontal-align="justify" draw:textarea-vertical-align="middle" draw:auto-grow-height="false" fo:min-height="5.75cm" fo:min-width="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marker-start="Arrowheads_20_5" draw:marker-start-width="0.3cm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standard">
      <style:graphic-properties draw:marker-start="Arrowheads_20_7" draw:marker-start-width="0.3cm" draw:textarea-vertical-align="middle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</style:style>
    <style:style style:name="gr11" style:family="graphic" style:parent-style-name="standard">
      <style:graphic-properties draw:marker-start="Arrowheads_20_9" draw:marker-start-width="0.3cm" draw:textarea-vertical-align="middle"/>
    </style:style>
    <style:style style:name="gr12" style:family="graphic" style:parent-style-name="standard">
      <style:graphic-properties draw:marker-start="Arrowheads_20_10" draw:marker-start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988cm" fo:min-width="1.58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811cm" fo:min-width="1.44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812cm" fo:min-width="1.446cm"/>
      <style:paragraph-properties style:writing-mode="lr-tb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gr18" style:family="graphic" style:parent-style-name="objectwithoutfill">
      <style:graphic-properties draw:marker-end="Arrowheads_20_12" draw:marker-end-width="0.3cm" draw:fill="none" draw:textarea-vertical-align="middle"/>
    </style:style>
    <style:style style:name="gr19" style:family="graphic" style:parent-style-name="objectwithoutfill">
      <style:graphic-properties draw:marker-end="Arrowheads_20_13" draw:marker-end-width="0.3cm" draw:fill="none" draw:textarea-vertical-align="middle"/>
    </style:style>
    <style:style style:name="gr20" style:family="graphic" style:parent-style-name="standard">
      <style:graphic-properties draw:marker-start="Arrowheads_20_14" draw:marker-start-width="0.3cm" draw:textarea-vertical-align="middle"/>
    </style:style>
    <style:style style:name="gr21" style:family="graphic" style:parent-style-name="standard">
      <style:graphic-properties draw:marker-start="Arrowheads_20_15" draw:marker-start-width="0.3cm" draw:textarea-vertical-align="middle"/>
    </style:style>
    <style:style style:name="gr22" style:family="graphic" style:parent-style-name="standard">
      <style:graphic-properties draw:marker-start="Arrowheads_20_16" draw:marker-start-width="0.3cm" draw:textarea-vertical-align="middl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7b59"/>
      <style:paragraph-properties fo:margin-left="0cm" fo:margin-right="0cm" fo:text-align="center" fo:text-indent="0cm"/>
    </style:style>
    <style:style style:name="P3" style:family="paragraph">
      <loext:graphic-properties draw:fill="solid" draw:fill-color="#e8f2a1"/>
      <style:paragraph-properties fo:margin-left="0cm" fo:margin-right="0cm" fo:text-align="center" fo:text-indent="0cm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/AUTH" draw:style-name="gr1" draw:text-style-name="P2" draw:layer="layout" svg:width="18.45cm" svg:height="12.5cm" svg:x="10.25cm" svg:y="4.5cm">
          <text:p text:style-name="P1"/>
          <text:p text:style-name="P1"/>
          <text:p text:style-name="P1">/Auth <text:s text:c="13"/></text:p>
          <text:p text:style-name="P1"/>
          <text:p text:style-name="P1"/>
          <text:p text:style-name="P1"/>
          <text:p text:style-name="P1"/>
          <text:p text:style-name="P1">/Order <text:s text:c="13"/></text:p>
          <text:p text:style-name="P1"/>
          <text:p text:style-name="P1"/>
          <text:p text:style-name="P1"/>
          <text:p text:style-name="P1"/>
          <text:p text:style-name="P1">/Payment <text:s text:c="12"/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2.5cm" svg:x="20.25cm" svg:y="5.25cm">
          <text:p text:style-name="P1">AUTH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2.5cm" svg:x="20.25cm" svg:y="12cm">
          <text:p text:style-name="P1">PAYMENT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2.5cm" svg:x="20.25cm" svg:y="8.5cm">
          <text:p text:style-name="P1">ORDER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9.5cm" svg:x="12.25cm" svg:y="5.25cm">
          <text:p text:style-name="P1">C</text:p>
          <text:p text:style-name="P1">L</text:p>
          <text:p text:style-name="P1">O</text:p>
          <text:p text:style-name="P1">U</text:p>
          <text:p text:style-name="P1">D</text:p>
          <text:p text:style-name="P1"/>
          <text:p text:style-name="P1">G</text:p>
          <text:p text:style-name="P1">A</text:p>
          <text:p text:style-name="P1">T</text:p>
          <text:p text:style-name="P1">E</text:p>
          <text:p text:style-name="P1">W</text:p>
          <text:p text:style-name="P1">A</text:p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cm" svg:height="6cm" svg:x="2.25cm" svg:y="7.25cm">
          <text:p text:style-name="P1">FRONTEND</text:p>
          <text:p text:style-name="P1"/>
          <text:p text:style-name="P1">ANGULAR</text:p>
          <text:p text:style-name="P1"/>
          <text:p text:style-name="P1">SERVICE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75cm" svg:y1="9.75cm" svg:x2="12cm" svg:y2="9.75cm">
          <text:p/>
        </draw:line>
        <draw:line draw:style-name="gr6" draw:text-style-name="P4" draw:layer="layout" svg:x1="14.039cm" svg:y1="6.922cm" svg:x2="19.289cm" svg:y2="6.922cm">
          <text:p text:style-name="P1"/>
        </draw:line>
        <draw:line draw:style-name="gr7" draw:text-style-name="P1" draw:layer="layout" svg:x1="14cm" svg:y1="5.75cm" svg:x2="19.5cm" svg:y2="5.75cm">
          <text:p/>
        </draw:line>
        <draw:line draw:style-name="gr8" draw:text-style-name="P4" draw:layer="layout" svg:x1="14cm" svg:y1="9.25cm" svg:x2="19.25cm" svg:y2="9.25cm">
          <text:p/>
        </draw:line>
        <draw:line draw:style-name="gr9" draw:text-style-name="P1" draw:layer="layout" svg:x1="14.25cm" svg:y1="10.25cm" svg:x2="19.5cm" svg:y2="10.25cm">
          <text:p/>
        </draw:line>
        <draw:line draw:style-name="gr10" draw:text-style-name="P4" draw:layer="layout" svg:x1="14.5cm" svg:y1="12.25cm" svg:x2="19.5cm" svg:y2="12.25cm">
          <text:p/>
        </draw:line>
        <draw:line draw:style-name="gr11" draw:text-style-name="P1" draw:layer="layout" svg:x1="14.25cm" svg:y1="13.5cm" svg:x2="19.5cm" svg:y2="13.5cm">
          <text:p/>
        </draw:line>
        <draw:line draw:style-name="gr12" draw:text-style-name="P1" draw:layer="layout" svg:x1="8cm" svg:y1="11.25cm" svg:x2="11.75cm" svg:y2="11.25cm">
          <text:p/>
        </draw:line>
        <draw:frame draw:style-name="gr13" draw:text-style-name="P6" draw:layer="layout" svg:width="9.447cm" svg:height="0.962cm" svg:x="12.5cm" svg:y="3.25cm">
          <draw:text-box>
            <text:p text:style-name="P5">EUREKA SERVICE REGISTRY</text:p>
          </draw:text-box>
        </draw:frame>
        <draw:custom-shape draw:style-name="gr14" draw:text-style-name="P7" draw:layer="layout" svg:width="2.949cm" svg:height="1.75cm" svg:x="25.751cm" svg:y="5.75cm">
          <text:p text:style-name="P7">Mysql 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75cm" svg:height="1.499cm" svg:x="25.75cm" svg:y="9.25cm">
          <text:p text:style-name="P7">Mysql 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2.75cm" svg:height="1.5cm" svg:x="25.75cm" svg:y="12.5cm">
          <text:p text:style-name="P7">Mysql 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24cm" svg:y1="6.5cm" svg:x2="25.75cm" svg:y2="6.5cm">
          <text:p/>
        </draw:line>
        <draw:line draw:style-name="gr18" draw:text-style-name="P4" draw:layer="layout" svg:x1="24cm" svg:y1="9.75cm" svg:x2="25.75cm" svg:y2="9.75cm">
          <text:p/>
        </draw:line>
        <draw:line draw:style-name="gr19" draw:text-style-name="P4" draw:layer="layout" svg:x1="24cm" svg:y1="13.25cm" svg:x2="25.5cm" svg:y2="13.25cm">
          <text:p/>
        </draw:line>
        <draw:line draw:style-name="gr20" draw:text-style-name="P1" draw:layer="layout" svg:x1="24.25cm" svg:y1="7cm" svg:x2="25.75cm" svg:y2="7cm">
          <text:p/>
        </draw:line>
        <draw:line draw:style-name="gr21" draw:text-style-name="P1" draw:layer="layout" svg:x1="24.25cm" svg:y1="10.5cm" svg:x2="25.5cm" svg:y2="10.5cm">
          <text:p/>
        </draw:line>
        <draw:line draw:style-name="gr22" draw:text-style-name="P1" draw:layer="layout" svg:x1="24cm" svg:y1="14cm" svg:x2="25.5cm" svg:y2="14cm">
          <text:p/>
        </draw:line>
        <draw:frame draw:style-name="gr23" draw:text-style-name="P7" draw:layer="layout" svg:width="4.438cm" svg:height="2.69cm" svg:x="2.75cm" svg:y="2.5cm">
          <draw:image xlink:href="Pictures/10000000000000D7000000EAB16C8C3FE51C7ED2.jpg" xlink:type="simple" xlink:show="embed" xlink:actuate="onLoad" draw:mime-type="image/jpeg">
            <text:p/>
          </draw:image>
        </draw:frame>
        <draw:frame draw:style-name="gr13" draw:text-style-name="P6" draw:layer="layout" svg:width="1.734cm" svg:height="0.962cm" svg:x="5.5cm" svg:y="1.788cm">
          <draw:text-box>
            <text:p text:style-name="P5">auth</text:p>
          </draw:text-box>
        </draw:frame>
        <draw:frame draw:style-name="gr13" draw:text-style-name="P6" draw:layer="layout" svg:width="2.932cm" svg:height="0.962cm" svg:x="6.5cm" svg:y="4cm">
          <draw:text-box>
            <text:p text:style-name="P5">payment</text:p>
          </draw:text-box>
        </draw:frame>
        <draw:frame draw:style-name="gr13" draw:text-style-name="P6" draw:layer="layout" svg:width="1.979cm" svg:height="0.962cm" svg:x="4.521cm" svg:y="5cm">
          <draw:text-box>
            <text:p text:style-name="P5">order</text:p>
          </draw:text-box>
        </draw:frame>
        <draw:frame draw:style-name="gr24" draw:text-style-name="P6" draw:layer="layout" svg:width="2.687cm" svg:height="0.962cm" svg:x="2.063cm" svg:y="2.288cm">
          <draw:text-box>
            <text:p text:style-name="P5">eureka</text:p>
          </draw:text-box>
        </draw:frame>
        <draw:frame draw:style-name="gr13" draw:text-style-name="P6" draw:layer="layout" svg:width="2.61cm" svg:height="0.962cm" svg:x="1.89cm" svg:y="5.038cm">
          <draw:text-box>
            <text:p text:style-name="P5">angular</text:p>
          </draw:text-box>
        </draw:frame>
        <draw:frame draw:style-name="gr24" draw:text-style-name="P6" draw:layer="layout" svg:width="2.157cm" svg:height="0.962cm" svg:x="7cm" svg:y="2.75cm">
          <draw:text-box>
            <text:p text:style-name="P5">mysql</text:p>
          </draw:text-box>
        </draw:frame>
        <draw:frame draw:style-name="gr13" draw:text-style-name="P6" draw:layer="layout" svg:width="8.067cm" svg:height="0.962cm" svg:x="11.75cm" svg:y="1cm">
          <draw:text-box>
            <text:p text:style-name="P5">Angular-Springboot-docke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1:39:24.079221651</meta:creation-date>
    <dc:date>2023-11-20T22:15:19.242004120</dc:date>
    <meta:editing-duration>PT35M59S</meta:editing-duration>
    <meta:editing-cycles>1</meta:editing-cycles>
    <meta:generator>LibreOffice/7.5.6.2$Linux_X86_64 LibreOffice_project/50$Build-2</meta:generator>
    <meta:document-statistic meta:object-count="32"/>
  </office:meta>
</office:document-meta>
</file>